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ba597" officeooo:paragraph-rsid="000ba597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4pt" officeooo:rsid="000ba597" officeooo:paragraph-rsid="000ba597"/>
    </style:style>
    <style:style style:name="P3" style:family="paragraph" style:parent-style-name="Standard">
      <style:paragraph-properties fo:text-align="start" style:justify-single-word="false"/>
      <style:text-properties fo:font-size="16pt" officeooo:rsid="000ba597" officeooo:paragraph-rsid="000ba597"/>
    </style:style>
    <style:style style:name="P4" style:family="paragraph" style:parent-style-name="Standard">
      <style:paragraph-properties fo:text-align="center" style:justify-single-word="false"/>
      <style:text-properties fo:font-size="20pt" officeooo:rsid="000ba597"/>
    </style:style>
    <style:style style:name="P5" style:family="paragraph" style:parent-style-name="Standard">
      <style:paragraph-properties fo:text-align="center" style:justify-single-word="false"/>
      <style:text-properties fo:font-size="20pt" officeooo:rsid="000ba597" officeooo:paragraph-rsid="000ba5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vision Notes</text:p>
      <text:p text:style-name="P5">The Basics of Music Theory</text:p>
      <text:p text:style-name="P5"/>
      <text:p text:style-name="P3">Musical Forms:</text:p>
      <text:p text:style-name="P3"/>
      <text:p text:style-name="P1">There are 4 main types of Musical Forms,</text:p>
      <text:p text:style-name="P1"/>
      <text:list xml:id="list3826272627" text:style-name="L2">
        <text:list-item>
          <text:p text:style-name="P2">Binary Form (Two sections, A and B)</text:p>
        </text:list-item>
        <text:list-item>
          <text:p text:style-name="P2">Ternary Form (Three sections, A, B and returns to A)</text:p>
        </text:list-item>
        <text:list-item>
          <text:p text:style-name="P2">Rondo Form (A theme that alternates with other contrasting parts A,B,A,C,A)</text:p>
        </text:list-item>
        <text:list-item>
          <text:p text:style-name="P2">Theme and Variations (A main theme, followed by variations – A,A1,A2,A3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12:26:23.229865934</meta:creation-date>
    <dc:date>2021-09-11T12:35:37.639664375</dc:date>
    <meta:editing-duration>PT10M37S</meta:editing-duration>
    <meta:editing-cycles>1</meta:editing-cycles>
    <meta:document-statistic meta:table-count="0" meta:image-count="0" meta:object-count="0" meta:page-count="1" meta:paragraph-count="8" meta:word-count="59" meta:character-count="332" meta:non-whitespace-character-count="284"/>
    <meta:generator>LibreOffice/7.1.5.2$Linux_X86_64 LibreOffice_project/10$Build-2</meta:generator>
  </office:meta>
</office:document-meta>
</file>